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top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3" style:family="graphic" style:parent-style-name="standard">
      <style:graphic-properties draw:fill-color="#e6e64c" draw:opacity="10%" draw:textarea-horizontal-align="center" draw:textarea-vertical-align="middle" draw:shadow-opacity="10%"/>
    </style:style>
    <style:style style:name="gr4" style:family="graphic" style:parent-style-name="standard">
      <style:graphic-properties svg:stroke-width="0.025cm" draw:marker-start-width="0.237cm" draw:marker-end-width="0.237cm" draw:fill-color="#e6e6ff" draw:textarea-horizontal-align="center" draw:textarea-vertical-align="top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fill-color="#e6e6ff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6" style:family="graphic" style:parent-style-name="standard">
      <style:graphic-properties draw:fill-color="#e6e6ff" draw:opacity="10%" draw:textarea-horizontal-align="center" draw:textarea-vertical-align="middle" draw:shadow-opacity="10%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0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draw:layer="layout" svg:width="3.05cm" svg:height="3.9cm" svg:x="4.237cm" svg:y="4.116cm">
          <text:p text:style-name="P1"><text:span text:style-name="T1">user</text:span></text:p>
          <text:p text:style-name="P1"><text:span text:style-name="T2"/></text:p>
          <text:p text:style-name="P2"><text:span text:style-name="T2">id</text:span></text:p>
          <text:p text:style-name="P2"><text:span text:style-name="T2">username</text:span></text:p>
          <text:p text:style-name="P2"><text:span text:style-name="T2">email</text:span></text:p>
          <text:p text:style-name="P2"><text:span text:style-name="T2">first_name</text:span></text:p>
          <text:p text:style-name="P2"><text:span text:style-name="T2">last_nam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4.242cm" svg:y1="4.608cm" svg:x2="7.284cm" svg:y2="4.608cm">
          <text:p/>
        </draw:line>
        <draw:rect draw:style-name="gr3" draw:text-style-name="P1" draw:id="id1" draw:layer="layout" svg:width="3.059cm" svg:height="0.301cm" svg:x="4.227cm" svg:y="4.869cm">
          <text:p/>
        </draw:rect>
        <draw:rect draw:style-name="gr4" draw:text-style-name="P3" draw:layer="layout" svg:width="3.05cm" svg:height="3.9cm" svg:x="4.237cm" svg:y="9.116cm">
          <text:p text:style-name="P1"><text:span text:style-name="T1">school_relation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4.242cm" svg:y1="9.608cm" svg:x2="7.284cm" svg:y2="9.608cm">
          <text:p/>
        </draw:line>
        <draw:rect draw:style-name="gr6" draw:text-style-name="P1" draw:id="id3" draw:layer="layout" svg:width="3.059cm" svg:height="0.301cm" svg:x="4.227cm" svg:y="9.869cm">
          <text:p/>
        </draw:rect>
        <draw:rect draw:style-name="gr4" draw:text-style-name="P3" draw:layer="layout" svg:width="3.05cm" svg:height="3.9cm" svg:x="4.237cm" svg:y="14.116cm">
          <text:p text:style-name="P1"><text:span text:style-name="T1">school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ddress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4.242cm" svg:y1="14.608cm" svg:x2="7.284cm" svg:y2="14.608cm">
          <text:p/>
        </draw:line>
        <draw:rect draw:style-name="gr6" draw:text-style-name="P1" draw:id="id5" draw:layer="layout" svg:width="3.059cm" svg:height="0.301cm" svg:x="4.227cm" svg:y="14.869cm">
          <text:p/>
        </draw:rect>
        <draw:rect draw:style-name="gr4" draw:text-style-name="P3" draw:layer="layout" svg:width="3.05cm" svg:height="4.118cm" svg:x="11.637cm" svg:y="8.516cm">
          <text:p text:style-name="P1"><text:span text:style-name="T1">user_school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school_relation_id</text:span></text:p>
          <text:p text:style-name="P2"><text:span text:style-name="T2">school_id</text:span></text:p>
          <text:p text:style-name="P2"><text:span text:style-name="T2">grade</text:span></text:p>
          <text:p text:style-name="P2"><text:span text:style-name="T2">original_grad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1.642cm" svg:y1="9.008cm" svg:x2="14.684cm" svg:y2="9.008cm">
          <text:p/>
        </draw:line>
        <draw:rect draw:style-name="gr6" draw:text-style-name="P1" draw:id="id2" draw:layer="layout" svg:width="3.059cm" svg:height="0.301cm" svg:x="11.627cm" svg:y="9.569cm">
          <text:p/>
        </draw:rect>
        <draw:rect draw:style-name="gr6" draw:text-style-name="P1" draw:id="id4" draw:layer="layout" svg:width="3.059cm" svg:height="0.301cm" svg:x="11.628cm" svg:y="9.87cm">
          <text:p/>
        </draw:rect>
        <draw:rect draw:style-name="gr6" draw:text-style-name="P1" draw:id="id6" draw:layer="layout" svg:width="3.059cm" svg:height="0.301cm" svg:x="11.629cm" svg:y="10.171cm">
          <text:p/>
        </draw:rect>
        <draw:connector draw:style-name="gr7" draw:text-style-name="P1" draw:layer="layout" draw:line-skew="1.098cm" svg:x1="7.286cm" svg:y1="5.019cm" svg:x2="11.627cm" svg:y2="9.719cm" draw:start-shape="id1" draw:end-shape="id2" draw:end-glue-point="3" svg:d="m7286 5019h3269v4700h1072">
          <text:p/>
        </draw:connector>
        <draw:connector draw:style-name="gr7" draw:text-style-name="P1" draw:layer="layout" svg:x1="7.286cm" svg:y1="10.019cm" svg:x2="11.628cm" svg:y2="10.02cm" draw:start-shape="id3" draw:end-shape="id4" svg:d="m7286 10019h2171v1h2171">
          <text:p/>
        </draw:connector>
        <draw:connector draw:style-name="gr7" draw:text-style-name="P1" draw:layer="layout" draw:line-skew="1.07cm" svg:x1="7.286cm" svg:y1="15.019cm" svg:x2="11.629cm" svg:y2="10.321cm" draw:start-shape="id5" draw:end-shape="id6" draw:end-glue-point="3" svg:d="m7286 15019h3242v-4698h1101">
          <text:p/>
        </draw:connector>
        <draw:rect draw:style-name="gr1" draw:text-style-name="P3" draw:layer="layout" svg:width="3.05cm" svg:height="3.9cm" svg:x="18.637cm" svg:y="4.116cm">
          <text:p text:style-name="P1"><text:span text:style-name="T1">message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reference_id</text:span></text:p>
          <text:p text:style-name="P2"><text:span text:style-name="T2">text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18.642cm" svg:y1="4.608cm" svg:x2="21.684cm" svg:y2="4.608cm">
          <text:p/>
        </draw:line>
        <draw:rect draw:style-name="gr3" draw:text-style-name="P1" draw:id="id7" draw:layer="layout" svg:width="3.059cm" svg:height="0.301cm" svg:x="18.627cm" svg:y="5.169cm">
          <text:p/>
        </draw:rect>
        <draw:connector draw:style-name="gr7" draw:text-style-name="P1" draw:layer="layout" draw:line-skew="4.381cm" svg:x1="7.286cm" svg:y1="5.019cm" svg:x2="18.627cm" svg:y2="5.319cm" draw:start-shape="id1" draw:end-shape="id7" svg:d="m7286 5019h10052v300h1289">
          <text:p/>
        </draw:connector>
        <draw:rect draw:style-name="gr4" draw:text-style-name="P3" draw:layer="layout" svg:width="3.05cm" svg:height="4.118cm" svg:x="18.638cm" svg:y="9.116cm">
          <text:p text:style-name="P1"><text:span text:style-name="T1">likes</text:span></text:p>
          <text:p text:style-name="P1"><text:span text:style-name="T2"/></text:p>
          <text:p text:style-name="P2"><text:span text:style-name="T2">id</text:span></text:p>
          <text:p text:style-name="P2"><text:span text:style-name="T2">message_id</text:span></text:p>
          <text:p text:style-name="P2"><text:span text:style-name="T2">user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8.643cm" svg:y1="9.608cm" svg:x2="21.685cm" svg:y2="9.608cm">
          <text:p/>
        </draw:line>
        <draw:rect draw:style-name="gr6" draw:text-style-name="P1" draw:id="id15" draw:layer="layout" svg:width="3.059cm" svg:height="0.301cm" svg:x="18.628cm" svg:y="10.169cm">
          <text:p/>
        </draw:rect>
        <draw:rect draw:style-name="gr6" draw:text-style-name="P1" draw:id="id8" draw:layer="layout" svg:width="3.059cm" svg:height="0.301cm" svg:x="18.629cm" svg:y="10.47cm">
          <text:p/>
        </draw:rect>
        <draw:connector draw:style-name="gr7" draw:text-style-name="P1" draw:layer="layout" draw:line-skew="3.996cm" svg:x1="7.286cm" svg:y1="5.019cm" svg:x2="18.629cm" svg:y2="10.62cm" draw:start-shape="id1" draw:end-shape="id8" svg:d="m7286 5019h9668v5601h1675">
          <text:p/>
        </draw:connector>
        <draw:rect draw:style-name="gr3" draw:text-style-name="P1" draw:id="id14" draw:layer="layout" svg:width="3.059cm" svg:height="0.301cm" svg:x="18.628cm" svg:y="4.87cm">
          <text:p/>
        </draw:rect>
        <draw:rect draw:style-name="gr4" draw:text-style-name="P3" draw:layer="layout" svg:width="3.05cm" svg:height="4.118cm" svg:x="18.638cm" svg:y="14.316cm">
          <text:p text:style-name="P1"><text:span text:style-name="T1">follows</text:span></text:p>
          <text:p text:style-name="P1"><text:span text:style-name="T2"/></text:p>
          <text:p text:style-name="P2"><text:span text:style-name="T2">id</text:span></text:p>
          <text:p text:style-name="P2"><text:span text:style-name="T2">follower_id</text:span></text:p>
          <text:p text:style-name="P2"><text:span text:style-name="T2">followee_id</text:span></text:p>
          <text:p text:style-name="P2"><text:span text:style-name="T2">follow_type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8.643cm" svg:y1="14.808cm" svg:x2="21.685cm" svg:y2="14.808cm">
          <text:p/>
        </draw:line>
        <draw:rect draw:style-name="gr6" draw:text-style-name="P1" draw:id="id9" draw:layer="layout" svg:width="3.059cm" svg:height="0.301cm" svg:x="18.628cm" svg:y="15.369cm">
          <text:p/>
        </draw:rect>
        <draw:rect draw:style-name="gr6" draw:text-style-name="P1" draw:id="id10" draw:layer="layout" svg:width="3.059cm" svg:height="0.301cm" svg:x="18.629cm" svg:y="15.67cm">
          <text:p/>
        </draw:rect>
        <draw:connector draw:style-name="gr7" draw:text-style-name="P1" draw:layer="layout" draw:line-skew="3.586cm" svg:x1="7.286cm" svg:y1="5.019cm" svg:x2="18.628cm" svg:y2="15.519cm" draw:start-shape="id1" draw:end-shape="id9" draw:end-glue-point="3" svg:d="m7286 5019h9257v10500h2085">
          <text:p/>
        </draw:connector>
        <draw:connector draw:style-name="gr7" draw:text-style-name="P1" draw:layer="layout" draw:line-skew="3.119cm" svg:x1="7.286cm" svg:y1="5.019cm" svg:x2="18.629cm" svg:y2="15.82cm" draw:start-shape="id1" draw:start-glue-point="1" draw:end-shape="id10" draw:end-glue-point="3" svg:d="m7286 5019h8791v10801h2552">
          <text:p/>
        </draw:connector>
        <draw:rect draw:style-name="gr6" draw:text-style-name="P1" draw:id="id12" draw:layer="layout" svg:width="3.059cm" svg:height="0.301cm" svg:x="18.63cm" svg:y="15.971cm">
          <text:p/>
        </draw:rect>
        <draw:rect draw:style-name="gr4" draw:text-style-name="P3" draw:layer="layout" svg:width="3.05cm" svg:height="4.118cm" svg:x="11.639cm" svg:y="14.316cm">
          <text:p text:style-name="P1"><text:span text:style-name="T1">follow_typ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1.644cm" svg:y1="14.808cm" svg:x2="14.686cm" svg:y2="14.808cm">
          <text:p/>
        </draw:line>
        <draw:rect draw:style-name="gr6" draw:text-style-name="P1" draw:id="id11" draw:layer="layout" svg:width="3.059cm" svg:height="0.301cm" svg:x="11.629cm" svg:y="15.069cm">
          <text:p/>
        </draw:rect>
        <draw:connector draw:style-name="gr7" draw:text-style-name="P1" draw:layer="layout" draw:line-skew="-1.048cm" svg:x1="14.688cm" svg:y1="15.219cm" svg:x2="18.63cm" svg:y2="16.121cm" draw:start-shape="id11" draw:end-shape="id12" svg:d="m14688 15219h923v902h3019">
          <text:p/>
        </draw:connector>
        <draw:frame draw:style-name="gr8" draw:text-style-name="P4" draw:layer="layout" svg:width="2.833cm" svg:height="2.442cm" svg:x="14.631cm" svg:y="16.474cm">
          <draw:text-box>
            <text:p><text:span text:style-name="T2">Follow types:</text:span></text:p>
            <text:p><text:span text:style-name="T2"/></text:p>
            <text:p><text:span text:style-name="T2">1. Choice</text:span></text:p>
            <text:p><text:span text:style-name="T2">2. Same Teacher</text:span></text:p>
            <text:p><text:span text:style-name="T2">3. Same Grade</text:span></text:p>
            <text:p><text:span text:style-name="T2">4. Same School</text:span></text:p>
            <text:p><text:span text:style-name="T2">5. Same City</text:span></text:p>
          </draw:text-box>
        </draw:frame>
        <draw:frame draw:style-name="gr8" draw:text-style-name="P4" draw:layer="layout" svg:width="2.831cm" svg:height="2.442cm" svg:x="7.231cm" svg:y="10.875cm">
          <draw:text-box>
            <text:p><text:span text:style-name="T2">School Relations</text:span></text:p>
            <text:p><text:span text:style-name="T2"/></text:p>
            <text:p><text:span text:style-name="T2">1. Has Student</text:span></text:p>
            <text:p><text:span text:style-name="T2">2. Is Student</text:span></text:p>
            <text:p><text:span text:style-name="T2">3. Is Educator</text:span></text:p>
            <text:p><text:span text:style-name="T2">4. Is Administrator</text:span></text:p>
            <text:p><text:span text:style-name="T2"/></text:p>
          </draw:text-box>
        </draw:frame>
        <draw:frame draw:style-name="gr9" draw:text-style-name="P5" draw:layer="layout" svg:width="8.224cm" svg:height="0.806cm" svg:x="4.013cm" svg:y="2.481cm">
          <draw:text-box>
            <text:p><text:span text:style-name="T3">Stemsible Data Model ERD </text:span><text:span text:style-name="T4">6/28/2014</text:span></text:p>
          </draw:text-box>
        </draw:frame>
        <draw:rect draw:style-name="gr3" draw:text-style-name="P1" draw:id="id13" draw:layer="layout" svg:width="3.059cm" svg:height="0.301cm" svg:x="18.628cm" svg:y="5.47cm">
          <text:p/>
        </draw:rect>
        <draw:connector draw:style-name="gr7" draw:text-style-name="P1" draw:layer="layout" svg:x1="21.687cm" svg:y1="5.62cm" svg:x2="21.687cm" svg:y2="5.02cm" draw:start-shape="id13" draw:start-glue-point="1" draw:end-shape="id14" draw:end-glue-point="1" svg:d="m21687 5620h501v-600h-501">
          <text:p/>
        </draw:connector>
        <draw:connector draw:style-name="gr7" draw:text-style-name="P1" draw:layer="layout" draw:line-skew="0.583cm" svg:x1="21.687cm" svg:y1="5.02cm" svg:x2="21.687cm" svg:y2="10.319cm" draw:start-shape="id14" draw:start-glue-point="1" draw:end-shape="id15" draw:end-glue-point="1" svg:d="m21687 5020h1084v5299h-10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ink</meta:initial-creator>
    <meta:creation-date>2015-06-27T19:34:56</meta:creation-date>
    <dc:date>2015-06-28T14:10:27</dc:date>
    <dc:creator>David Link</dc:creator>
    <meta:editing-duration>PT04H36M48S</meta:editing-duration>
    <meta:editing-cycles>13</meta:editing-cycles>
    <meta:generator>OpenOffice.org/3.2$Unix OpenOffice.org_project/320m12$Build-9483</meta:generator>
    <meta:document-statistic meta:object-count="44"/>
  </office:meta>
</office:document-meta>
</file>